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4000000AD214CC2FA.png"/>
  <manifest:file-entry manifest:media-type="image/png" manifest:full-path="Pictures/10000000000000C70000018317917863.png"/>
  <manifest:file-entry manifest:media-type="image/png" manifest:full-path="Pictures/10000000000000770000002A499F13B5.png"/>
  <manifest:file-entry manifest:media-type="image/png" manifest:full-path="Pictures/100000000000008A0000009AFBFD7820.png"/>
  <manifest:file-entry manifest:media-type="image/png" manifest:full-path="Pictures/1000000000000094000000BEF238F5EF.png"/>
  <manifest:file-entry manifest:media-type="image/png" manifest:full-path="Pictures/10000000000000E5000000C8F330C407.png"/>
  <manifest:file-entry manifest:media-type="image/png" manifest:full-path="Pictures/10000000000000B20000009A02533A98.png"/>
  <manifest:file-entry manifest:media-type="image/png" manifest:full-path="Pictures/100000000000008B000000257156FA20.png"/>
  <manifest:file-entry manifest:media-type="image/png" manifest:full-path="Pictures/100000000000019E0000009A3DB364D9.png"/>
  <manifest:file-entry manifest:media-type="image/png" manifest:full-path="Pictures/10000000000000B80000007B9524BFFC.png"/>
  <manifest:file-entry manifest:media-type="image/png" manifest:full-path="Pictures/10000000000000D800000277F298F1B0.png"/>
  <manifest:file-entry manifest:media-type="image/png" manifest:full-path="Pictures/10000000000000A90000008D529EB79B.png"/>
  <manifest:file-entry manifest:media-type="image/png" manifest:full-path="Pictures/100000000000012100000032F152C406.png"/>
  <manifest:file-entry manifest:media-type="image/png" manifest:full-path="Pictures/100000000000009E000000B463DEEADE.png"/>
  <manifest:file-entry manifest:media-type="image/png" manifest:full-path="Pictures/10000000000000C0000000A0330EFDD4.png"/>
  <manifest:file-entry manifest:media-type="image/png" manifest:full-path="Pictures/100000000000008A0000004CFB388728.png"/>
  <manifest:file-entry manifest:media-type="image/png" manifest:full-path="Pictures/100000000000006500000096A0DF7113.png"/>
  <manifest:file-entry manifest:media-type="image/png" manifest:full-path="Pictures/10000000000000E0000000769F7C91E8.png"/>
  <manifest:file-entry manifest:media-type="image/png" manifest:full-path="Pictures/10000000000000770000004E745A3CE9.png"/>
  <manifest:file-entry manifest:media-type="image/png" manifest:full-path="Pictures/10000000000000CB000001533A13C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end="Square_20_45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8.5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0.916cm" svg:x1="9.861cm" svg:y1="15.253cm" svg:x2="12.848cm" svg:y2="37.762cm" draw:start-shape="id1" draw:start-glue-point="1">
          <text:p text:style-name="P4"/>
        </draw:connector>
        <draw:connector draw:style-name="gr1" draw:text-style-name="P1" draw:layer="layout" draw:line-skew="-0.169cm" svg:x1="9.861cm" svg:y1="15.253cm" svg:x2="12.32cm" svg:y2="34.606cm" draw:start-shape="id1" draw:start-glue-point="1" draw:end-shape="id2" draw:end-glue-point="3">
          <text:p text:style-name="P4"/>
        </draw:connector>
        <draw:connector draw:style-name="gr2" draw:text-style-name="P1" draw:layer="layout" draw:line-skew="0.007cm" svg:x1="9.861cm" svg:y1="15.253cm" svg:x2="12.372cm" svg:y2="30.226cm" draw:start-shape="id1" draw:start-glue-point="1" draw:end-shape="id3">
          <text:p text:style-name="P4"/>
        </draw:connector>
        <draw:frame draw:style-name="gr3" draw:text-style-name="P3" draw:layer="layout" svg:width="16.973cm" svg:height="1.017cm" svg:x="0cm" svg:y="0.192cm">
          <draw:text-box>
            <text:p text:style-name="P2"><text:span text:style-name="T1">Enumerations</text:span></text:p>
          </draw:text-box>
        </draw:frame>
        <draw:frame draw:style-name="gr4" draw:text-style-name="P5" draw:layer="layout" svg:width="4.753cm" svg:height="1.14cm" svg:x="3.259cm" svg:y="1.12cm">
          <draw:text-box>
            <text:p text:style-name="P2"><text:span text:style-name="T2">Used in </text:span></text:p>
            <text:p text:style-name="P4"><text:span text:style-name="T3">UKPatient</text:span></text:p>
          </draw:text-box>
        </draw:frame>
        <draw:custom-shape draw:style-name="gr5" draw:text-style-name="P1" draw:layer="layout" svg:width="0.517cm" svg:height="7.264cm" draw:transform="rotate (1.5707963267946) translate (0.866cm 2.7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8.762cm" svg:height="3.259cm" svg:x="0.307cm" svg:y="2.861cm">
          <draw:image xlink:href="Pictures/100000000000019E0000009A3DB364D9.png" xlink:type="simple" xlink:show="embed" xlink:actuate="onLoad">
            <text:p text:style-name="P4"/>
          </draw:image>
        </draw:frame>
        <draw:frame draw:style-name="gr6" draw:text-style-name="P1" draw:layer="layout" svg:width="5.164cm" svg:height="3.661cm" svg:x="9.802cm" svg:y="2.699cm">
          <draw:image xlink:href="Pictures/10000000000000F4000000AD214CC2FA.png" xlink:type="simple" xlink:show="embed" xlink:actuate="onLoad">
            <text:p text:style-name="P4"/>
          </draw:image>
        </draw:frame>
        <draw:frame draw:style-name="gr4" draw:text-style-name="P5" draw:layer="layout" svg:width="4.867cm" svg:height="1.14cm" svg:x="9.988cm" svg:y="1.199cm">
          <draw:text-box>
            <text:p text:style-name="P2"><text:span text:style-name="T2">Used in </text:span></text:p>
            <text:p text:style-name="P2"><text:span text:style-name="T3">UKPatient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10.405cm 2.571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4.063cm" svg:height="3.386cm" svg:x="0.178cm" svg:y="8.197cm">
          <draw:image xlink:href="Pictures/10000000000000C0000000A0330EFDD4.png" xlink:type="simple" xlink:show="embed" xlink:actuate="onLoad">
            <text:p text:style-name="P4"/>
          </draw:image>
        </draw:frame>
        <draw:frame draw:style-name="gr7" draw:text-style-name="P5" draw:layer="layout" svg:width="4.114cm" svg:height="1.149cm" svg:x="0.312cm" svg:y="6.607cm">
          <draw:text-box>
            <text:p text:style-name="P2"><text:span text:style-name="T2">Used in </text:span></text:p>
            <text:p text:style-name="P4"><text:span text:style-name="T3">Name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0.173cm 8.07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4.847cm" svg:height="4.233cm" svg:x="4.833cm" svg:y="8.209cm">
          <draw:image xlink:href="Pictures/10000000000000E5000000C8F330C407.png" xlink:type="simple" xlink:show="embed" xlink:actuate="onLoad">
            <text:p text:style-name="P4"/>
          </draw:image>
        </draw:frame>
        <draw:frame draw:style-name="gr4" draw:text-style-name="P5" draw:layer="layout" svg:width="4.746cm" svg:height="1.14cm" svg:x="5.102cm" svg:y="6.607cm">
          <draw:text-box>
            <text:p text:style-name="P2"><text:span text:style-name="T2">Used in </text:span></text:p>
            <text:p text:style-name="P4"><text:span text:style-name="T3">Address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5.476cm 8.07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2.137cm" svg:height="3.174cm" svg:x="10.48cm" svg:y="8.305cm">
          <draw:image xlink:href="Pictures/100000000000006500000096A0DF7113.png" xlink:type="simple" xlink:show="embed" xlink:actuate="onLoad">
            <text:p text:style-name="P4"/>
          </draw:image>
        </draw:frame>
        <draw:frame draw:style-name="gr4" draw:text-style-name="P5" draw:layer="layout" svg:width="4.599cm" svg:height="1.14cm" svg:x="9.534cm" svg:y="6.607cm">
          <draw:text-box>
            <text:p text:style-name="P2"><text:span text:style-name="T2">Used in </text:span></text:p>
            <text:p text:style-name="P4"><text:span text:style-name="T3">Telecom </text:span><text:span text:style-name="T4">&amp;</text:span><text:span text:style-name="T3"> AltConTele</text:span></text:p>
          </draw:text-box>
        </draw:frame>
        <draw:custom-shape draw:style-name="gr5" draw:text-style-name="P1" draw:layer="layout" svg:width="0.32cm" svg:height="1.899cm" draw:transform="rotate (1.5707963267946) translate (10.58cm 8.035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3.132cm" svg:height="4.021cm" svg:x="13.686cm" svg:y="8.276cm">
          <draw:image xlink:href="Pictures/1000000000000094000000BEF238F5EF.png" xlink:type="simple" xlink:show="embed" xlink:actuate="onLoad">
            <text:p text:style-name="P4"/>
          </draw:image>
        </draw:frame>
        <draw:frame draw:style-name="gr4" draw:text-style-name="P5" draw:layer="layout" svg:width="2.502cm" svg:height="1.14cm" svg:x="14.075cm" svg:y="6.607cm">
          <draw:text-box>
            <text:p text:style-name="P2"><text:span text:style-name="T2">Used in </text:span></text:p>
            <text:p text:style-name="P4"><text:span text:style-name="T3">HealthID</text:span></text:p>
          </draw:text-box>
        </draw:frame>
        <draw:custom-shape draw:style-name="gr5" draw:text-style-name="P1" draw:layer="layout" svg:width="0.32cm" svg:height="1.899cm" draw:transform="rotate (1.5707963267946) translate (14.024cm 8.035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16.992cm" svg:height="1.017cm" svg:x="0cm" svg:y="13.09cm">
          <draw:text-box>
            <text:p text:style-name="P2"><text:span text:style-name="T1">UML Model</text:span></text:p>
          </draw:text-box>
        </draw:frame>
        <draw:frame draw:style-name="gr6" draw:text-style-name="P1" draw:id="id1" draw:layer="layout" svg:width="2.518cm" svg:height="0.888cm" svg:x="7.343cm" svg:y="14.809cm">
          <draw:image xlink:href="Pictures/10000000000000770000002A499F13B5.png" xlink:type="simple" xlink:show="embed" xlink:actuate="onLoad">
            <text:p text:style-name="P4"/>
          </draw:image>
        </draw:frame>
        <draw:frame draw:style-name="gr6" draw:text-style-name="P1" draw:layer="layout" svg:width="6.116cm" svg:height="1.057cm" svg:x="0.199cm" svg:y="13.99cm">
          <draw:image xlink:href="Pictures/100000000000012100000032F152C406.png" xlink:type="simple" xlink:show="embed" xlink:actuate="onLoad">
            <text:p text:style-name="P4"/>
          </draw:image>
        </draw:frame>
        <draw:frame draw:style-name="gr6" draw:text-style-name="P1" draw:id="id4" draw:layer="layout" svg:width="4.211cm" svg:height="8.191cm" svg:x="0.201cm" svg:y="17.093cm">
          <draw:image xlink:href="Pictures/10000000000000C70000018317917863.png" xlink:type="simple" xlink:show="embed" xlink:actuate="onLoad">
            <text:p text:style-name="P4"/>
          </draw:image>
        </draw:frame>
        <draw:connector draw:style-name="gr2" draw:text-style-name="P1" draw:layer="layout" svg:x1="7.343cm" svg:y1="15.253cm" svg:x2="2.306cm" svg:y2="17.093cm" draw:start-shape="id1" draw:start-glue-point="3" draw:end-shape="id4" draw:end-glue-point="0">
          <text:p text:style-name="P4"/>
        </draw:connector>
        <draw:frame draw:style-name="gr8" draw:text-style-name="P8" draw:layer="layout" svg:width="0.762cm" svg:height="0.535cm" svg:x="2.414cm" svg:y="16.554cm">
          <draw:text-box>
            <text:p text:style-name="P7"><text:span text:style-name="T5">1</text:span></text:p>
          </draw:text-box>
        </draw:frame>
        <draw:frame draw:style-name="gr6" draw:text-style-name="P1" draw:id="id5" draw:layer="layout" svg:width="3.767cm" svg:height="3.259cm" svg:x="5.885cm" svg:y="16.679cm">
          <draw:image xlink:href="Pictures/10000000000000B20000009A02533A98.png" xlink:type="simple" xlink:show="embed" xlink:actuate="onLoad">
            <text:p text:style-name="P4"/>
          </draw:image>
        </draw:frame>
        <draw:frame draw:style-name="gr6" draw:text-style-name="P1" draw:id="id10" draw:layer="layout" svg:width="4.296cm" svg:height="7.175cm" svg:x="12.404cm" svg:y="20.605cm">
          <draw:image xlink:href="Pictures/10000000000000CB000001533A13C560.png" xlink:type="simple" xlink:show="embed" xlink:actuate="onLoad">
            <text:p text:style-name="P4"/>
          </draw:image>
        </draw:frame>
        <draw:frame draw:style-name="gr6" draw:text-style-name="P1" draw:id="id9" draw:layer="layout" svg:width="2.92cm" svg:height="3.259cm" svg:x="12.445cm" svg:y="16.617cm">
          <draw:image xlink:href="Pictures/100000000000008A0000009AFBFD7820.png" xlink:type="simple" xlink:show="embed" xlink:actuate="onLoad">
            <text:p text:style-name="P4"/>
          </draw:image>
        </draw:frame>
        <draw:frame draw:style-name="gr6" draw:text-style-name="P1" draw:id="id7" draw:layer="layout" svg:width="4.571cm" svg:height="13.355cm" svg:x="5.863cm" svg:y="24.288cm">
          <draw:image xlink:href="Pictures/10000000000000D800000277F298F1B0.png" xlink:type="simple" xlink:show="embed" xlink:actuate="onLoad">
            <text:p text:style-name="P4"/>
          </draw:image>
        </draw:frame>
        <draw:frame draw:style-name="gr6" draw:text-style-name="P1" draw:id="id6" draw:layer="layout" svg:width="3.894cm" svg:height="2.603cm" svg:x="5.885cm" svg:y="20.691cm">
          <draw:image xlink:href="Pictures/10000000000000B80000007B9524BFFC.png" xlink:type="simple" xlink:show="embed" xlink:actuate="onLoad">
            <text:p text:style-name="P4"/>
          </draw:image>
        </draw:frame>
        <draw:frame draw:style-name="gr6" draw:text-style-name="P1" draw:id="id3" draw:layer="layout" svg:width="3.576cm" svg:height="2.984cm" svg:x="12.372cm" svg:y="28.734cm">
          <draw:image xlink:href="Pictures/10000000000000A90000008D529EB79B.png" xlink:type="simple" xlink:show="embed" xlink:actuate="onLoad">
            <text:p text:style-name="P4"/>
          </draw:image>
        </draw:frame>
        <draw:frame draw:style-name="gr9" draw:text-style-name="P9" draw:layer="layout" svg:width="0.93cm" svg:height="0.581cm" svg:x="5.017cm" svg:y="21.297cm">
          <draw:text-box>
            <text:p text:style-name="P4"><text:span text:style-name="T6">0..*</text:span></text:p>
          </draw:text-box>
        </draw:frame>
        <draw:frame draw:style-name="gr6" draw:text-style-name="P1" draw:id="id8" draw:layer="layout" svg:width="4.741cm" svg:height="2.497cm" svg:x="5.863cm" svg:y="39.116cm">
          <draw:image xlink:href="Pictures/10000000000000E0000000769F7C91E8.png" xlink:type="simple" xlink:show="embed" xlink:actuate="onLoad">
            <text:p text:style-name="P4"/>
          </draw:image>
        </draw:frame>
        <draw:frame draw:style-name="gr6" draw:text-style-name="P1" draw:layer="layout" svg:width="2.92cm" svg:height="1.608cm" svg:x="9.357cm" svg:y="38.101cm">
          <draw:image xlink:href="Pictures/100000000000008A0000004CFB388728.png" xlink:type="simple" xlink:show="embed" xlink:actuate="onLoad">
            <text:p text:style-name="P4"/>
          </draw:image>
        </draw:frame>
        <draw:connector draw:style-name="gr2" draw:text-style-name="P1" draw:layer="layout" svg:x1="7.343cm" svg:y1="15.253cm" svg:x2="5.885cm" svg:y2="18.308cm" draw:start-shape="id1" draw:start-glue-point="3" draw:end-shape="id5">
          <text:p text:style-name="P4"/>
        </draw:connector>
        <draw:frame draw:style-name="gr9" draw:text-style-name="P9" draw:layer="layout" svg:width="0.93cm" svg:height="0.581cm" svg:x="5.206cm" svg:y="17.51cm">
          <draw:text-box>
            <text:p text:style-name="P4"><text:span text:style-name="T6">0..*</text:span></text:p>
          </draw:text-box>
        </draw:frame>
        <draw:connector draw:style-name="gr2" draw:text-style-name="P1" draw:layer="layout" draw:line-skew="-0.241cm" svg:x1="7.343cm" svg:y1="15.253cm" svg:x2="5.885cm" svg:y2="21.992cm" draw:start-shape="id1" draw:start-glue-point="3" draw:end-shape="id6">
          <text:p text:style-name="P4"/>
        </draw:connector>
        <draw:frame draw:style-name="gr9" draw:text-style-name="P9" draw:layer="layout" svg:width="0.93cm" svg:height="0.581cm" svg:x="4.741cm" svg:y="39.523cm">
          <draw:text-box>
            <text:p text:style-name="P4"><text:span text:style-name="T6">0..*</text:span></text:p>
          </draw:text-box>
        </draw:frame>
        <draw:connector draw:style-name="gr2" draw:text-style-name="P1" draw:layer="layout" draw:line-skew="-0.494cm" svg:x1="7.343cm" svg:y1="15.253cm" svg:x2="5.863cm" svg:y2="30.965cm" draw:start-shape="id1" draw:start-glue-point="3" draw:end-shape="id7">
          <text:p text:style-name="P4"/>
        </draw:connector>
        <draw:connector draw:style-name="gr2" draw:text-style-name="P1" draw:layer="layout" draw:line-skew="-0.791cm" svg:x1="7.343cm" svg:y1="15.253cm" svg:x2="5.863cm" svg:y2="40.364cm" draw:start-shape="id1" draw:start-glue-point="3" draw:end-shape="id8">
          <text:p text:style-name="P4"/>
        </draw:connector>
        <draw:frame draw:style-name="gr9" draw:text-style-name="P9" draw:layer="layout" svg:width="0.93cm" svg:height="0.581cm" svg:x="4.932cm" svg:y="30.231cm">
          <draw:text-box>
            <text:p text:style-name="P4"><text:span text:style-name="T6">0..*</text:span></text:p>
          </draw:text-box>
        </draw:frame>
        <draw:connector draw:style-name="gr2" draw:text-style-name="P1" draw:layer="layout" draw:line-skew="0.531cm" svg:x1="9.861cm" svg:y1="15.253cm" svg:x2="12.445cm" svg:y2="18.246cm" draw:start-shape="id1" draw:start-glue-point="1" draw:end-shape="id9" draw:end-glue-point="3">
          <text:p text:style-name="P4"/>
        </draw:connector>
        <draw:frame draw:style-name="gr9" draw:text-style-name="P9" draw:layer="layout" svg:width="0.93cm" svg:height="0.581cm" svg:x="11.599cm" svg:y="17.489cm">
          <draw:text-box>
            <text:p text:style-name="P4"><text:span text:style-name="T6">0..*</text:span></text:p>
          </draw:text-box>
        </draw:frame>
        <draw:connector draw:style-name="gr2" draw:text-style-name="P1" draw:layer="layout" draw:line-skew="0.17cm" svg:x1="9.861cm" svg:y1="15.253cm" svg:x2="12.404cm" svg:y2="24.192cm" draw:start-shape="id1" draw:start-glue-point="1" draw:end-shape="id10">
          <text:p text:style-name="P4"/>
        </draw:connector>
        <draw:frame draw:style-name="gr9" draw:text-style-name="P9" draw:layer="layout" svg:width="0.93cm" svg:height="0.581cm" svg:x="11.26cm" svg:y="23.565cm">
          <draw:text-box>
            <text:p text:style-name="P4"><text:span text:style-name="T6">0..*</text:span></text:p>
          </draw:text-box>
        </draw:frame>
        <draw:frame draw:style-name="gr9" draw:text-style-name="P9" draw:layer="layout" svg:width="0.93cm" svg:height="0.581cm" svg:x="11.197cm" svg:y="29.662cm">
          <draw:text-box>
            <text:p text:style-name="P4"><text:span text:style-name="T6">0..*</text:span></text:p>
          </draw:text-box>
        </draw:frame>
        <draw:frame draw:style-name="gr6" draw:text-style-name="P1" draw:layer="layout" svg:width="2.941cm" svg:height="0.782cm" svg:x="9.155cm" svg:y="24.922cm">
          <draw:image xlink:href="Pictures/100000000000008B000000257156FA20.png" xlink:type="simple" xlink:show="embed" xlink:actuate="onLoad">
            <text:p text:style-name="P4"/>
          </draw:image>
        </draw:frame>
        <draw:frame draw:style-name="gr6" draw:text-style-name="P1" draw:id="id2" draw:layer="layout" svg:width="3.344cm" svg:height="3.809cm" svg:x="12.32cm" svg:y="32.702cm">
          <draw:image xlink:href="Pictures/100000000000009E000000B463DEEADE.png" xlink:type="simple" xlink:show="embed" xlink:actuate="onLoad">
            <text:p text:style-name="P4"/>
          </draw:image>
        </draw:frame>
        <draw:frame draw:style-name="gr6" draw:text-style-name="P1" draw:layer="layout" svg:width="2.518cm" svg:height="1.65cm" svg:x="12.86cm" svg:y="36.493cm">
          <draw:image xlink:href="Pictures/10000000000000770000004E745A3CE9.png" xlink:type="simple" xlink:show="embed" xlink:actuate="onLoad">
            <text:p text:style-name="P4"/>
          </draw:image>
        </draw:frame>
        <draw:frame draw:style-name="gr9" draw:text-style-name="P9" draw:layer="layout" svg:width="0.93cm" svg:height="0.581cm" svg:x="11.07cm" svg:y="34.044cm">
          <draw:text-box>
            <text:p text:style-name="P4"><text:span text:style-name="T6">0..*</text:span></text:p>
          </draw:text-box>
        </draw:frame>
        <draw:frame draw:style-name="gr9" draw:text-style-name="P9" draw:layer="layout" svg:width="0.93cm" svg:height="0.581cm" svg:x="10.796cm" svg:y="36.966cm">
          <draw:text-box>
            <text:p text:style-name="P4"><text:span text:style-name="T6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0T15:59:49</dc:date>
    <meta:editing-cycles>70</meta:editing-cycles>
    <meta:editing-duration>PT2H57M1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